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DroidSerif" svg:font-family="Droid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text-properties style:font-name="Verdana" fo:font-size="14pt" style:text-underline-style="solid" style:text-underline-width="auto" style:text-underline-color="font-color" fo:font-weight="bold" officeooo:rsid="0096fd40" officeooo:paragraph-rsid="0096fd40" fo:background-color="transparent" style:font-size-asian="14pt" style:font-weight-asian="bold" style:font-size-complex="14pt" style:font-weight-complex="bold"/>
    </style:style>
    <style:style style:name="P2" style:family="paragraph" style:parent-style-name="Preformatted_20_Text">
      <style:text-properties style:font-name="Verdana" fo:font-size="14pt" style:text-underline-style="solid" style:text-underline-width="auto" style:text-underline-color="font-color" fo:font-weight="bold" officeooo:rsid="009a4e6a" officeooo:paragraph-rsid="009a4e6a" fo:background-color="transparent" style:font-size-asian="14pt" style:font-weight-asian="bold" style:font-size-complex="14pt" style:font-weight-complex="bold"/>
    </style:style>
    <style:style style:name="P3" style:family="paragraph" style:parent-style-name="Preformatted_20_Text">
      <style:text-properties style:font-name="Verdana" fo:font-size="14pt" officeooo:paragraph-rsid="00978f9e" style:font-size-asian="14pt" style:font-size-complex="14pt"/>
    </style:style>
    <style:style style:name="P4" style:family="paragraph" style:parent-style-name="Preformatted_20_Text">
      <style:text-properties style:font-name="Verdana" fo:font-size="14pt" officeooo:paragraph-rsid="009823c5" style:font-size-asian="14pt" style:font-size-complex="14pt"/>
    </style:style>
    <style:style style:name="P5" style:family="paragraph" style:parent-style-name="Preformatted_20_Text">
      <style:text-properties style:font-name="Verdana" fo:font-size="14pt" officeooo:rsid="0098c763" officeooo:paragraph-rsid="0098c763" style:font-size-asian="14pt" style:font-size-complex="14pt"/>
    </style:style>
    <style:style style:name="P6" style:family="paragraph" style:parent-style-name="Preformatted_20_Text">
      <style:text-properties style:font-name="Verdana" fo:font-size="14pt" officeooo:rsid="009a4e6a" officeooo:paragraph-rsid="009a4e6a" style:font-size-asian="14pt" style:font-size-complex="14pt"/>
    </style:style>
    <style:style style:name="P7" style:family="paragraph" style:parent-style-name="Preformatted_20_Text">
      <style:paragraph-properties fo:line-height="100%"/>
      <style:text-properties style:font-name="Verdana" fo:font-size="14pt" officeooo:paragraph-rsid="009a4e6a" style:font-size-asian="14pt" style:font-size-complex="14pt"/>
    </style:style>
    <style:style style:name="P8" style:family="paragraph" style:parent-style-name="Preformatted_20_Text">
      <style:text-properties style:font-name="Verdana" fo:font-size="14pt" style:text-underline-style="none" fo:font-weight="bold" officeooo:rsid="0096fd40" officeooo:paragraph-rsid="0096fd40" fo:background-color="transparent" style:font-size-asian="14pt" style:font-weight-asian="bold" style:font-size-complex="14pt" style:font-weight-complex="bold"/>
    </style:style>
    <style:style style:name="P9" style:family="paragraph" style:parent-style-name="Preformatted_20_Text">
      <style:text-properties style:font-name="Verdana" fo:font-size="14pt" style:text-underline-style="none" fo:font-weight="bold" officeooo:rsid="0096fd40" officeooo:paragraph-rsid="00a0842f" fo:background-color="transparent" style:font-size-asian="14pt" style:font-weight-asian="bold" style:font-size-complex="14pt" style:font-weight-complex="bold"/>
    </style:style>
    <style:style style:name="P10" style:family="paragraph" style:parent-style-name="Preformatted_20_Text">
      <style:text-properties style:font-name="Verdana" fo:font-size="14pt" style:text-underline-style="none" fo:font-weight="bold" officeooo:rsid="00978f9e" officeooo:paragraph-rsid="00978f9e" fo:background-color="transparent" style:font-size-asian="14pt" style:font-weight-asian="bold" style:font-size-complex="14pt" style:font-weight-complex="bold"/>
    </style:style>
    <style:style style:name="P11" style:family="paragraph" style:parent-style-name="Preformatted_20_Text">
      <style:text-properties style:font-name="Verdana" fo:font-size="14pt" style:text-underline-style="none" fo:font-weight="bold" officeooo:rsid="00978f9e" officeooo:paragraph-rsid="009823c5" fo:background-color="transparent" style:font-size-asian="14pt" style:font-weight-asian="bold" style:font-size-complex="14pt" style:font-weight-complex="bold"/>
    </style:style>
    <style:style style:name="P12" style:family="paragraph" style:parent-style-name="Preformatted_20_Text">
      <style:text-properties style:font-name="Verdana" fo:font-size="14pt" style:text-underline-style="none" fo:font-weight="bold" officeooo:rsid="009823c5" officeooo:paragraph-rsid="009823c5" fo:background-color="transparent" style:font-size-asian="14pt" style:font-weight-asian="bold" style:font-size-complex="14pt" style:font-weight-complex="bold"/>
    </style:style>
    <style:style style:name="P13" style:family="paragraph" style:parent-style-name="Preformatted_20_Text">
      <style:text-properties style:font-name="Verdana" fo:font-size="14pt" style:text-underline-style="none" fo:font-weight="bold" officeooo:rsid="0098c763" officeooo:paragraph-rsid="0098c763" fo:background-color="transparent" style:font-size-asian="14pt" style:font-weight-asian="bold" style:font-size-complex="14pt" style:font-weight-complex="bold"/>
    </style:style>
    <style:style style:name="P14" style:family="paragraph" style:parent-style-name="Preformatted_20_Text">
      <style:paragraph-properties fo:line-height="100%"/>
      <style:text-properties style:font-name="Verdana" fo:font-size="14pt" style:text-underline-style="none" fo:font-weight="bold" officeooo:rsid="009a4e6a" officeooo:paragraph-rsid="009a4e6a" fo:background-color="transparent" style:font-size-asian="14pt" style:font-weight-asian="bold" style:font-size-complex="14pt" style:font-weight-complex="bold"/>
    </style:style>
    <style:style style:name="P15" style:family="paragraph" style:parent-style-name="Preformatted_20_Text">
      <style:text-properties style:font-name="Verdana" fo:font-size="14pt" style:text-underline-style="none" fo:font-weight="bold" officeooo:rsid="009a4e6a" officeooo:paragraph-rsid="009a4e6a" fo:background-color="transparent" style:font-size-asian="14pt" style:font-weight-asian="bold" style:font-size-complex="14pt" style:font-weight-complex="bold"/>
    </style:style>
    <style:style style:name="P16" style:family="paragraph" style:parent-style-name="Preformatted_20_Text">
      <style:text-properties style:font-name="Verdana" fo:font-size="14pt" style:text-underline-style="none" fo:font-weight="bold" officeooo:rsid="00a0842f" officeooo:paragraph-rsid="00a0842f" fo:background-color="transparent" style:font-name-asian="Liberation Mono" style:font-size-asian="14pt" style:font-weight-asian="bold" style:font-name-complex="Liberation Mono" style:font-size-complex="14pt" style:font-weight-complex="bold"/>
    </style:style>
    <style:style style:name="P17" style:family="paragraph" style:parent-style-name="Preformatted_20_Text">
      <style:text-properties officeooo:paragraph-rsid="0096fd40"/>
    </style:style>
    <style:style style:name="P18" style:family="paragraph" style:parent-style-name="Text_20_body">
      <style:text-properties style:font-name="Verdana" fo:font-size="14pt" officeooo:paragraph-rsid="009ebb70" fo:background-color="#ffffff" style:font-size-asian="14pt" style:font-size-complex="14pt"/>
    </style:style>
    <style:style style:name="P19" style:family="paragraph" style:parent-style-name="Text_20_body">
      <style:paragraph-properties fo:line-height="100%"/>
      <style:text-properties style:font-name="Verdana" fo:font-size="14pt" fo:font-weight="bold" officeooo:rsid="0098c763" officeooo:paragraph-rsid="0099e9cd" fo:background-color="#ffffff" style:font-size-asian="14pt" style:font-size-complex="14pt"/>
    </style:style>
    <style:style style:name="P20" style:family="paragraph" style:parent-style-name="Text_20_body">
      <style:text-properties style:font-name="Verdana" fo:font-size="14pt" style:font-size-asian="14pt" style:font-size-complex="14pt"/>
    </style:style>
    <style:style style:name="P21" style:family="paragraph" style:parent-style-name="Text_20_body">
      <style:text-properties style:font-name="Verdana" fo:font-size="14pt" style:text-underline-style="none" fo:font-weight="bold" officeooo:rsid="0096fd40" officeooo:paragraph-rsid="0096fd40" fo:background-color="#ffffff" style:font-size-asian="14pt" style:font-weight-asian="bold" style:font-size-complex="14pt" style:font-weight-complex="bold"/>
    </style:style>
    <style:style style:name="P22" style:family="paragraph" style:parent-style-name="Text_20_body">
      <style:text-properties style:font-name="Verdana" fo:font-size="14pt" style:text-underline-style="none" fo:font-weight="bold" officeooo:rsid="009823c5" officeooo:paragraph-rsid="009ebb70" fo:background-color="transparent" style:font-size-asian="14pt" style:font-weight-asian="bold" style:font-size-complex="14pt" style:font-weight-complex="bold"/>
    </style:style>
    <style:style style:name="P23" style:family="paragraph" style:parent-style-name="Text_20_body">
      <style:text-properties style:font-name="Verdana" fo:font-size="14pt" style:text-underline-style="none" fo:font-weight="bold" officeooo:rsid="00978f9e" officeooo:paragraph-rsid="00978f9e" fo:background-color="transparent" style:font-size-asian="14pt" style:font-weight-asian="bold" style:font-size-complex="14pt" style:font-weight-complex="bold"/>
    </style:style>
    <style:style style:name="P24" style:family="paragraph" style:parent-style-name="Text_20_body">
      <style:text-properties style:font-name="Verdana" fo:font-size="14pt" style:text-underline-style="none" fo:font-weight="bold" officeooo:rsid="009a4e6a" officeooo:paragraph-rsid="009a4e6a" fo:background-color="transparent" style:font-size-asian="14pt" style:font-weight-asian="normal" style:font-size-complex="14pt" style:font-weight-complex="normal"/>
    </style:style>
    <style:style style:name="P25" style:family="paragraph" style:parent-style-name="Text_20_body">
      <style:text-properties style:font-name="Verdana" fo:font-size="14pt" style:text-underline-style="none" fo:font-weight="normal" officeooo:rsid="009a4e6a" officeooo:paragraph-rsid="009a4e6a" fo:background-color="transparent" style:font-size-asian="14pt" style:font-weight-asian="normal" style:font-size-complex="14pt" style:font-weight-complex="normal"/>
    </style:style>
    <style:style style:name="P26" style:family="paragraph" style:parent-style-name="Text_20_body">
      <style:text-properties style:font-name="Verdana" fo:font-size="14pt" style:text-underline-style="solid" style:text-underline-width="auto" style:text-underline-color="font-color" fo:font-weight="bold" officeooo:rsid="0099e9cd" officeooo:paragraph-rsid="0099e9cd" fo:background-color="transparent" style:font-size-asian="14pt" style:font-weight-asian="bold" style:font-size-complex="14pt" style:font-weight-complex="bold"/>
    </style:style>
    <style:style style:name="P27" style:family="paragraph" style:parent-style-name="Text_20_body">
      <style:text-properties style:font-name="Verdana" fo:font-size="14pt" style:text-underline-style="solid" style:text-underline-width="auto" style:text-underline-color="font-color" fo:font-weight="bold" officeooo:rsid="009a4e6a" officeooo:paragraph-rsid="009a4e6a" fo:background-color="transparent" style:font-size-asian="14pt" style:font-weight-asian="bold" style:font-size-complex="14pt" style:font-weight-complex="bold"/>
    </style:style>
    <style:style style:name="P28" style:family="paragraph" style:parent-style-name="Text_20_body">
      <style:text-properties style:font-name="Verdana" fo:font-size="14pt" style:text-underline-style="solid" style:text-underline-width="auto" style:text-underline-color="font-color" fo:font-weight="bold" officeooo:rsid="009a4e6a" officeooo:paragraph-rsid="009ebb70" fo:background-color="transparent" style:font-size-asian="14pt" style:font-weight-asian="bold" style:font-size-complex="14pt" style:font-weight-complex="bold"/>
    </style:style>
    <style:style style:name="P29" style:family="paragraph" style:parent-style-name="Text_20_body">
      <style:text-properties style:font-name="Verdana" fo:font-size="14pt" officeooo:paragraph-rsid="009ebb70" fo:background-color="transparent" style:font-size-asian="14pt" style:font-weight-asian="bold" style:font-size-complex="14pt" style:font-weight-complex="bold"/>
    </style:style>
    <style:style style:name="P30" style:family="paragraph" style:parent-style-name="Text_20_body">
      <style:text-properties officeooo:paragraph-rsid="009ebb70"/>
    </style:style>
    <style:style style:name="P31" style:family="paragraph" style:parent-style-name="Text_20_body">
      <style:paragraph-properties fo:margin-left="0cm" fo:margin-right="0cm" fo:margin-top="0cm" fo:margin-bottom="0.247cm" loext:contextual-spacing="false" fo:orphans="2" fo:widows="2" fo:text-indent="0cm" style:auto-text-indent="false"/>
      <style:text-properties fo:font-variant="normal" fo:text-transform="none" fo:color="#333333" style:font-name="Verdana" fo:font-size="14pt" fo:letter-spacing="normal" fo:font-style="normal" fo:font-weight="normal" style:font-size-asian="14pt" style:font-size-complex="14pt"/>
    </style:style>
    <style:style style:name="P32" style:family="paragraph" style:parent-style-name="Heading_20_2">
      <style:text-properties fo:font-variant="normal" fo:text-transform="none" fo:color="#1e3640" style:font-name="Verdana" fo:font-size="14pt" fo:letter-spacing="normal" fo:font-style="normal" style:text-underline-style="none" fo:font-weight="bold" officeooo:rsid="0098c763" officeooo:paragraph-rsid="0098c763" fo:background-color="transparent" style:font-size-asian="14pt" style:font-weight-asian="bold" style:font-size-complex="14pt" style:font-weight-complex="bold"/>
    </style:style>
    <style:style style:name="P33" style:family="paragraph" style:parent-style-name="Preformatted_20_Text">
      <style:text-properties style:font-name="Verdana" fo:font-size="14pt" style:text-underline-style="none" fo:font-weight="normal" officeooo:rsid="00a00a74" officeooo:paragraph-rsid="00a00a74" fo:background-color="transparent" style:font-size-asian="14pt" style:font-weight-asian="normal" style:font-size-complex="14pt" style:font-weight-complex="normal"/>
    </style:style>
    <style:style style:name="P34" style:family="paragraph" style:parent-style-name="Preformatted_20_Text" style:list-style-name="L2">
      <style:text-properties style:font-name="Verdana" fo:font-size="14pt" style:text-underline-style="none" fo:font-weight="bold" officeooo:rsid="0096fd40" officeooo:paragraph-rsid="00a0842f" fo:background-color="transparent" style:font-size-asian="14pt" style:font-weight-asian="bold" style:font-size-complex="14pt" style:font-weight-complex="bold"/>
    </style:style>
    <style:style style:name="P35" style:family="paragraph" style:parent-style-name="Preformatted_20_Text">
      <style:text-properties style:font-name="Verdana" fo:font-size="14pt" style:text-underline-style="none" fo:font-weight="bold" officeooo:rsid="0096fd40" officeooo:paragraph-rsid="0096fd40" fo:background-color="transparent" style:font-size-asian="14pt" style:font-weight-asian="bold" style:font-size-complex="14pt" style:font-weight-complex="bold"/>
    </style:style>
    <style:style style:name="P36" style:family="paragraph" style:parent-style-name="Preformatted_20_Text" style:list-style-name="L1">
      <style:text-properties style:font-name="Verdana" fo:font-size="14pt" officeooo:paragraph-rsid="00a0842f"/>
    </style:style>
    <style:style style:name="P37" style:family="paragraph" style:parent-style-name="Preformatted_20_Text">
      <style:text-properties style:font-name="Verdana" fo:font-size="14pt" style:text-underline-style="solid" style:text-underline-width="auto" style:text-underline-color="font-color" fo:font-weight="bold" officeooo:rsid="00a760b5" officeooo:paragraph-rsid="00a760b5" fo:background-color="transparent" style:font-size-asian="14pt" style:font-weight-asian="bold" style:font-size-complex="14pt" style:font-weight-complex="bold"/>
    </style:style>
    <style:style style:name="P38" style:family="paragraph" style:parent-style-name="Preformatted_20_Text">
      <style:text-properties style:font-name="Verdana" fo:font-size="14pt" style:text-underline-style="solid" style:text-underline-width="auto" style:text-underline-color="font-color" fo:font-weight="bold" officeooo:rsid="0096fd40" officeooo:paragraph-rsid="0096fd40" fo:background-color="transparent" style:font-size-asian="14pt" style:font-weight-asian="bold" style:font-size-complex="14pt" style:font-weight-complex="bold"/>
    </style:style>
    <style:style style:name="P39" style:family="paragraph" style:parent-style-name="Preformatted_20_Text">
      <style:text-properties style:font-name="Verdana" fo:font-size="10pt" style:text-underline-style="none" fo:font-weight="bold" officeooo:rsid="00a760b5" officeooo:paragraph-rsid="00a760b5" fo:background-color="transparent" style:font-size-asian="8.75pt" style:font-weight-asian="bold" style:font-size-complex="10pt" style:font-weight-complex="bold"/>
    </style:style>
    <style:style style:name="P40" style:family="paragraph" style:parent-style-name="Preformatted_20_Text">
      <style:text-properties style:font-name="Verdana" fo:font-size="10pt" style:text-underline-style="solid" style:text-underline-width="auto" style:text-underline-color="font-color" fo:font-weight="bold" officeooo:rsid="00a760b5" officeooo:paragraph-rsid="00a760b5" fo:background-color="transparent" style:font-size-asian="8.75pt" style:font-weight-asian="bold" style:font-size-complex="10pt" style:font-weight-complex="bold"/>
    </style:style>
    <style:style style:name="P41" style:family="paragraph" style:parent-style-name="Preformatted_20_Text">
      <style:text-properties officeooo:paragraph-rsid="00a00a74"/>
    </style:style>
    <style:style style:name="P42" style:family="paragraph" style:parent-style-name="Preformatted_20_Text" style:list-style-name="L3">
      <style:text-properties officeooo:paragraph-rsid="00a760b5"/>
    </style:style>
    <style:style style:name="P43" style:family="paragraph" style:parent-style-name="Preformatted_20_Text" style:list-style-name="L3">
      <style:text-properties officeooo:rsid="00a760b5" officeooo:paragraph-rsid="00a760b5"/>
    </style:style>
    <style:style style:name="P44" style:family="paragraph" style:parent-style-name="Preformatted_20_Text" style:list-style-name="L5">
      <style:text-properties officeooo:rsid="00a760b5" officeooo:paragraph-rsid="00a760b5"/>
    </style:style>
    <style:style style:name="P45" style:family="paragraph" style:parent-style-name="Preformatted_20_Text">
      <style:text-properties style:text-underline-style="solid" style:text-underline-width="auto" style:text-underline-color="font-color" fo:font-weight="bold" officeooo:rsid="00a760b5" officeooo:paragraph-rsid="00a760b5" style:font-weight-asian="bold" style:font-weight-complex="bold"/>
    </style:style>
    <style:style style:name="P46" style:family="paragraph" style:parent-style-name="Preformatted_20_Text" style:list-style-name="L5">
      <style:text-properties officeooo:paragraph-rsid="00a760b5"/>
    </style:style>
    <style:style style:name="P47" style:family="paragraph" style:parent-style-name="Preformatted_20_Text" style:list-style-name="L3">
      <style:text-properties officeooo:rsid="00a760b5" officeooo:paragraph-rsid="00a760b5" fo:background-color="#ffff00"/>
    </style:style>
    <style:style style:name="P48" style:family="paragraph" style:parent-style-name="Text_20_body" style:list-style-name="L1">
      <style:text-properties style:font-name="DroidSerif" fo:font-size="14pt" fo:font-weight="normal" officeooo:paragraph-rsid="00a0842f" style:font-weight-asian="normal" style:font-weight-complex="normal"/>
    </style:style>
    <style:style style:name="P49" style:family="paragraph" style:parent-style-name="Text_20_body" style:list-style-name="L1">
      <style:text-properties style:font-name="DroidSerif" fo:font-size="14pt" style:text-underline-style="none" fo:font-weight="bold" officeooo:rsid="0096fd40" officeooo:paragraph-rsid="00a0842f" fo:background-color="transparent" style:font-size-asian="14pt" style:font-weight-asian="bold" style:font-size-complex="14pt" style:font-weight-complex="bold"/>
    </style:style>
    <style:style style:name="P50" style:family="paragraph" style:parent-style-name="Text_20_body" style:list-style-name="L2">
      <style:text-properties style:font-name="DroidSerif" fo:font-size="14pt" style:text-underline-style="none" fo:font-weight="bold" officeooo:rsid="00a0842f" officeooo:paragraph-rsid="00a0842f" fo:background-color="#ffffff" style:font-name-asian="Liberation Mono" style:font-size-asian="14pt" style:font-weight-asian="bold" style:font-name-complex="Liberation Mono" style:font-size-complex="14pt" style:font-weight-complex="bold"/>
    </style:style>
    <style:style style:name="P51" style:family="paragraph" style:parent-style-name="Text_20_body" style:list-style-name="L2">
      <style:text-properties style:font-name="DroidSerif" fo:font-size="14pt" fo:font-weight="bold" fo:background-color="#ffffff"/>
    </style:style>
    <style:style style:name="P52" style:family="paragraph" style:parent-style-name="Text_20_body" style:list-style-name="L2">
      <style:text-properties fo:background-color="#ffffff"/>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background-color="transparent" loext:char-shading-value="0" style:font-weight-asian="bold" style:font-weight-complex="bold"/>
    </style:style>
    <style:style style:name="T4" style:family="text">
      <style:text-properties style:text-underline-style="none" officeooo:rsid="009a4e6a" fo:background-color="transparent" loext:char-shading-value="0" style:font-weight-asian="bold" style:font-weight-complex="bold"/>
    </style:style>
    <style:style style:name="T5" style:family="text">
      <style:text-properties style:text-underline-style="none" fo:font-weight="bold" fo:background-color="transparent" loext:char-shading-value="0" style:font-weight-asian="bold" style:font-weight-complex="bold"/>
    </style:style>
    <style:style style:name="T6" style:family="text">
      <style:text-properties style:text-underline-style="none" fo:font-weight="bold" officeooo:rsid="00978f9e" fo:background-color="transparent" loext:char-shading-value="0" style:font-weight-asian="bold" style:font-weight-complex="bold"/>
    </style:style>
    <style:style style:name="T7" style:family="text">
      <style:text-properties style:text-underline-style="none" fo:font-weight="bold" officeooo:rsid="009823c5" fo:background-color="transparent" loext:char-shading-value="0" style:font-weight-asian="bold" style:font-weight-complex="bold"/>
    </style:style>
    <style:style style:name="T8" style:family="text">
      <style:text-properties style:text-underline-style="none" fo:font-weight="bold" officeooo:rsid="009a4e6a" fo:background-color="transparent" loext:char-shading-value="0" style:font-weight-asian="bold" style:font-weight-complex="bold"/>
    </style:style>
    <style:style style:name="T9" style:family="text">
      <style:text-properties style:text-underline-style="none" fo:font-weight="bold" officeooo:rsid="00978f9e" fo:background-color="transparent" loext:char-shading-value="0" style:font-name-asian="Liberation Mono" style:font-weight-asian="bold" style:font-name-complex="Liberation Mono" style:font-weight-complex="bold"/>
    </style:style>
    <style:style style:name="T10" style:family="text">
      <style:text-properties style:text-underline-style="none" fo:font-weight="bold" officeooo:rsid="009823c5" fo:background-color="#ffff00" loext:char-shading-value="0" style:font-weight-asian="bold" style:font-weight-complex="bold"/>
    </style:style>
    <style:style style:name="T11" style:family="text">
      <style:text-properties fo:font-style="italic" style:text-underline-style="solid" style:text-underline-width="auto" style:text-underline-color="font-color" fo:font-weight="bold" officeooo:rsid="009823c5" fo:background-color="#ffff00" loext:char-shading-value="0" style:font-style-asian="italic" style:font-weight-asian="bold" style:font-style-complex="italic" style:font-weight-complex="bold"/>
    </style:style>
    <style:style style:name="T12" style:family="text">
      <style:text-properties style:font-name="DroidSerif" fo:font-size="14pt"/>
    </style:style>
    <style:style style:name="T13" style:family="text">
      <style:text-properties style:font-name="DroidSerif" fo:font-size="14pt" fo:font-weight="bold"/>
    </style:style>
    <style:style style:name="T14" style:family="text">
      <style:text-properties style:font-name="DroidSerif" fo:font-weight="normal" style:font-weight-asian="normal" style:font-weight-complex="normal"/>
    </style:style>
    <style:style style:name="T15" style:family="text">
      <style:text-properties style:font-name="DroidSerif" fo:font-weight="bold" style:font-weight-asian="bold" style:font-weight-complex="bold"/>
    </style:style>
    <style:style style:name="T16" style:family="text">
      <style:text-properties style:font-name="DroidSerif" fo:font-weight="bold" officeooo:rsid="00a0842f" style:font-weight-asian="bold" style:font-weight-complex="bold"/>
    </style:style>
    <style:style style:name="T17" style:family="text">
      <style:text-properties style:font-name="Verdana" fo:font-size="14pt" fo:background-color="transparent" loext:char-shading-value="0" style:font-size-asian="14pt" style:font-weight-asian="bold" style:font-size-complex="14pt" style:font-weight-complex="bold"/>
    </style:style>
    <style:style style:name="T18" style:family="text">
      <style:text-properties style:font-name="Verdana" fo:font-size="14pt" officeooo:rsid="009ebb70" fo:background-color="transparent" loext:char-shading-value="0" style:font-size-asian="14pt" style:font-weight-asian="bold" style:font-size-complex="14pt" style:font-weight-complex="bold"/>
    </style:style>
    <style:style style:name="T19" style:family="text">
      <style:text-properties style:font-name="Verdana" fo:font-size="14pt" style:text-underline-style="none" fo:font-weight="bold" officeooo:rsid="0096fd40" fo:background-color="transparent" loext:char-shading-value="0" style:font-name-asian="Liberation Mono" style:font-size-asian="14pt" style:font-weight-asian="bold" style:font-name-complex="Liberation Mono" style:font-size-complex="14pt" style:font-weight-complex="bold"/>
    </style:style>
    <style:style style:name="T20" style:family="text">
      <style:text-properties style:font-name="Verdana" fo:font-size="14pt" style:text-underline-style="none" fo:font-weight="bold" officeooo:rsid="00a00a74" fo:background-color="transparent" loext:char-shading-value="0" style:font-name-asian="Liberation Mono" style:font-size-asian="14pt" style:font-weight-asian="bold" style:font-name-complex="Liberation Mono" style:font-size-complex="14pt" style:font-weight-complex="bold"/>
    </style:style>
    <style:style style:name="T21" style:family="text">
      <style:text-properties style:font-name="Verdana" fo:font-size="14pt" style:text-underline-style="none" fo:font-weight="bold" officeooo:rsid="0096fd40" fo:background-color="transparent" loext:char-shading-value="0" style:font-size-asian="14pt" style:font-weight-asian="bold" style:font-size-complex="14pt" style:font-weight-complex="bold"/>
    </style:style>
    <style:style style:name="T22" style:family="text">
      <style:text-properties style:font-name="Verdana" fo:font-size="14pt" style:text-underline-style="none" fo:font-weight="bold" officeooo:rsid="00a00a74" fo:background-color="transparent" loext:char-shading-value="0" style:font-size-asian="14pt" style:font-weight-asian="bold" style:font-size-complex="14pt" style:font-weight-complex="bold"/>
    </style:style>
    <style:style style:name="T23" style:family="text">
      <style:text-properties style:font-name="Verdana" fo:font-size="14pt" style:text-underline-style="none" fo:font-weight="normal" officeooo:rsid="00a00a74" fo:background-color="transparent" loext:char-shading-value="0" style:font-size-asian="14pt" style:font-weight-asian="normal" style:font-size-complex="14pt" style:font-weight-complex="normal"/>
    </style:style>
    <style:style style:name="T24" style:family="text">
      <style:text-properties style:font-name="Verdana" fo:font-size="24pt" style:text-underline-style="none" fo:font-weight="bold" officeooo:rsid="0096fd40" fo:background-color="transparent" loext:char-shading-value="0" style:font-size-asian="24pt" style:font-weight-asian="bold" style:font-size-complex="24pt" style:font-weight-complex="bold"/>
    </style:style>
    <style:style style:name="T25" style:family="text">
      <style:text-properties style:font-name="Verdana" fo:font-size="24pt" style:text-underline-style="none" fo:font-weight="bold" officeooo:rsid="00a20b90" fo:background-color="transparent" loext:char-shading-value="0" style:font-size-asian="24pt" style:font-weight-asian="bold" style:font-size-complex="24pt" style:font-weight-complex="bold"/>
    </style:style>
    <style:style style:name="T26" style:family="text">
      <style:text-properties style:font-name="Verdana" fo:font-size="24pt" style:text-underline-style="none" fo:font-weight="bold" officeooo:rsid="00a00a74" fo:background-color="transparent" loext:char-shading-value="0" style:font-size-asian="24pt" style:font-weight-asian="bold" style:font-size-complex="24pt" style:font-weight-complex="bold"/>
    </style:style>
    <style:style style:name="T27" style:family="text">
      <style:text-properties style:font-name="Verdana" fo:font-size="24pt" style:text-underline-style="solid" style:text-underline-width="auto" style:text-underline-color="font-color" fo:font-weight="bold" officeooo:rsid="00a00a74" fo:background-color="transparent" loext:char-shading-value="0" style:font-size-asian="24pt" style:font-weight-asian="bold" style:font-size-complex="24pt" style:font-weight-complex="bold"/>
    </style:style>
    <style:style style:name="T28" style:family="text">
      <style:text-properties style:font-name="Verdana" fo:font-size="10pt" style:text-underline-style="none" fo:font-weight="normal" fo:background-color="transparent" loext:char-shading-value="0" style:font-size-asian="8.75pt" style:font-weight-asian="normal" style:font-size-complex="10pt" style:font-weight-complex="normal"/>
    </style:style>
    <style:style style:name="T29" style:family="text">
      <style:text-properties style:font-name="Verdana" fo:font-size="10pt" style:text-underline-style="none" fo:font-weight="normal" officeooo:rsid="00a760b5" fo:background-color="transparent" loext:char-shading-value="0" style:font-size-asian="8.75pt" style:font-weight-asian="normal" style:font-size-complex="10pt" style:font-weight-complex="normal"/>
    </style:style>
    <style:style style:name="T30" style:family="text">
      <style:text-properties style:font-name="Verdana" fo:font-size="10pt" style:text-underline-style="none" fo:font-weight="normal" officeooo:rsid="00a760b5" fo:background-color="transparent" loext:char-shading-value="0" style:font-name-asian="Liberation Mono" style:font-size-asian="8.75pt" style:font-weight-asian="normal" style:font-name-complex="Liberation Mono" style:font-size-complex="10pt" style:font-weight-complex="normal"/>
    </style:style>
    <style:style style:name="T31" style:family="text">
      <style:text-properties style:font-name="Verdana" fo:font-size="10pt" style:text-underline-style="none" fo:font-weight="normal" style:font-size-asian="8.75pt" style:font-weight-asian="normal" style:font-size-complex="10pt" style:font-weight-complex="normal"/>
    </style:style>
    <style:style style:name="T32" style:family="text">
      <style:text-properties style:font-name="Verdana" fo:font-size="10pt" fo:background-color="transparent" loext:char-shading-value="0" style:font-size-asian="8.75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_DdeLink__291_3324158265"/>System Design Important Points<text:span text:style-name="T2"> :</text:span></text:p>
      <text:p text:style-name="P8"/>
      <text:p text:style-name="P37">1. SQL vs NO-SQL :</text:p>
      <text:p text:style-name="P1"/>
      <text:p text:style-name="P40">what and When to use SQL : </text:p>
      <text:list xml:id="list986855188" text:style-name="L3">
        <text:list-item>
          <text:p text:style-name="P42"><text:bookmark-start text:name="__DdeLink__9498_2581167341"/><text:span text:style-name="T29">Structured</text:span></text:p>
        </text:list-item>
        <text:list-item>
          <text:p text:style-name="P43"><text:bookmark-end text:name="__DdeLink__9498_2581167341"/><text:span text:style-name="T28">Fixed Columns</text:span></text:p>
        </text:list-item>
        <text:list-item>
          <text:p text:style-name="P47"><text:span text:style-name="T31">Acid Compliance</text:span></text:p>
        </text:list-item>
        <text:list-item>
          <text:p text:style-name="P42"><text:span text:style-name="T30">if</text:span><text:span text:style-name="T29"> Foreign references, then its good to use</text:span></text:p>
        </text:list-item>
        <text:list-item>
          <text:p text:style-name="P43"><text:span text:style-name="T29">I</text:span><text:span text:style-name="T28">f Data Structure is not change rapidly and Data volume is not too big</text:span></text:p>
          <text:p text:style-name="P43"><text:span text:style-name="T28"/></text:p>
        </text:list-item>
      </text:list>
      <text:p text:style-name="P45"><text:span text:style-name="T32">What and When to use No SQL</text:span></text:p>
      <text:list xml:id="list3392850547" text:style-name="L5">
        <text:list-item>
          <text:p text:style-name="P46"><text:span text:style-name="T29">Non-Strutured</text:span></text:p>
        </text:list-item>
        <text:list-item>
          <text:p text:style-name="P44"><text:span text:style-name="T28">Document based/Key Based/Graph Based storage</text:span></text:p>
        </text:list-item>
        <text:list-item>
          <text:p text:style-name="P44"><text:span text:style-name="T28">Good for </text:span><text:bookmark-start text:name="__DdeLink__9500_2581167341"/><text:span text:style-name="T28">Large Volume of database</text:span><text:bookmark-end text:name="__DdeLink__9500_2581167341"/></text:p>
        </text:list-item>
        <text:list-item>
          <text:p text:style-name="P44"><text:span text:style-name="T28">If we are ok to compromise the ACID compliance </text:span></text:p>
        </text:list-item>
        <text:list-item>
          <text:p text:style-name="P44"><text:span text:style-name="T28">if data structure is change rapidly then we should use No-SQL </text:span></text:p>
        </text:list-item>
        <text:list-item>
          <text:p text:style-name="P44"><text:span text:style-name="T28">When data need to store across servers in different region</text:span></text:p>
        </text:list-item>
      </text:list>
      <text:p text:style-name="P39"><text:span text:style-name="T28"/></text:p>
      <text:p text:style-name="P8"/>
      <text:p text:style-name="P8"/>
      <text:p text:style-name="P41"><text:span text:style-name="T20">2</text:span><text:span text:style-name="T22">. </text:span><text:span text:style-name="T27">Load Balancer</text:span><text:span text:style-name="T26"> :</text:span><text:span text:style-name="T23"> </text:span></text:p>
      <text:p text:style-name="P33"/>
      <text:list xml:id="list1832143007" text:style-name="L1">
        <text:list-item>
          <text:p text:style-name="P36"><text:span text:style-name="T14">It helps to </text:span><text:span text:style-name="T15">spread the traffic across a cluster of servers</text:span></text:p>
        </text:list-item>
        <text:list-item>
          <text:p text:style-name="P36"><text:span text:style-name="T16">It also</text:span><text:span text:style-name="T14"> </text:span><text:span text:style-name="T15">improve responsiveness and availability</text:span><text:span text:style-name="T14"> of applications, websites or databases </text:span></text:p>
        </text:list-item>
        <text:list-item>
          <text:p text:style-name="P48">LB also keeps track of the status of all the resources while distributing requests </text:p>
        </text:list-item>
        <text:list-item>
          <text:p text:style-name="P48">If a server is not available to take new requests or is not responding or has elevated error rate, LB will stop sending traffic to such a server </text:p>
        </text:list-item>
        <text:list-item>
          <text:p text:style-name="P48">Typically a load balancer sits between the client and the server accepting incoming network and application traffic and distributing the traffic across multiple backend servers using various algorithms </text:p>
        </text:list-item>
        <text:list-item>
          <text:p text:style-name="P48">By balancing application requests across multiple servers, a load balancer reduces individual server load and prevents any one application server from becoming a single point of failure, thus improving overall application availability and responsiveness. </text:p>
        </text:list-item>
        <text:list-item>
          <text:p text:style-name="P49">Health Checks - Load balancers should only forward traffic to “healthy” backend servers. To monitor the health of a backend server, “health checks” regularly attempt to connect to backend servers to ensure that servers are listening. If a server fails a health check, it is automatically removed from the pool, and traffic will not be forwarded to it until it responds to the health checks again. </text:p>
        </text:list-item>
      </text:list>
      <text:p text:style-name="P9"><text:soft-page-break/></text:p>
      <text:p text:style-name="P16">Load balancer Methods</text:p>
      <text:list xml:id="list530797940" text:style-name="L2">
        <text:list-item>
          <text:p text:style-name="P50">Least Connection Method </text:p>
        </text:list-item>
        <text:list-item>
          <text:p text:style-name="P51">Least Response Time Method</text:p>
        </text:list-item>
        <text:list-item>
          <text:p text:style-name="P51">Least Bandwidth Method</text:p>
        </text:list-item>
        <text:list-item>
          <text:p text:style-name="P52"><text:span text:style-name="T13">Round Robin Method</text:span><text:span text:style-name="T12"> </text:span></text:p>
        </text:list-item>
        <text:list-item>
          <text:p text:style-name="P51">Weighted Round Robin Method</text:p>
        </text:list-item>
        <text:list-item>
          <text:p text:style-name="P51">IP Hash</text:p>
          <text:p text:style-name="P34"/>
        </text:list-item>
      </text:list>
      <text:p text:style-name="P8"/>
      <text:p text:style-name="P17"><text:span text:style-name="T19">2</text:span><text:span text:style-name="T21">. </text:span><text:span text:style-name="T24">Data </text:span><text:span text:style-name="T25">Partitioning</text:span><text:span text:style-name="T24"> :</text:span></text:p>
      <text:p text:style-name="P8"/>
      <text:p text:style-name="P21">Data partitioning is a technique to break up a big database (DB) into many smaller parts. It is the process of splitting up a DB/table across multiple machines to improve the manageability, performance, availability, and load balancing of an application </text:p>
      <text:p text:style-name="P8"/>
      <text:p text:style-name="P8"/>
      <text:p text:style-name="P10">Type : </text:p>
      <text:p text:style-name="P3"><text:bookmark-start text:name="__DdeLink__2098_2581167341"/><text:bookmark-start text:name="__DdeLink__2100_2581167341"/><text:span text:style-name="T6">a) H</text:span><text:span text:style-name="T9">o</text:span><text:span text:style-name="T6">rizontal Partitioning</text:span><text:bookmark-end text:name="__DdeLink__2098_2581167341"/><text:bookmark-end text:name="__DdeLink__2100_2581167341"/></text:p>
      <text:p text:style-name="P3"><text:bookmark-start text:name="__DdeLink__2102_2581167341"/><text:span text:style-name="T9">b</text:span><text:span text:style-name="T6">) </text:span><text:span text:style-name="T9">Vertic</text:span><text:span text:style-name="T6">al Partitioning</text:span><text:bookmark-end text:name="__DdeLink__2102_2581167341"/></text:p>
      <text:p text:style-name="P10"/>
      <text:p text:style-name="P10"/>
      <text:p text:style-name="P4"><text:span text:style-name="T6">a) H</text:span><text:span text:style-name="T9">o</text:span><text:span text:style-name="T6">rizontal Partitioning : </text:span></text:p>
      <text:p text:style-name="P22">In this scheme, we put different rows into different tables. </text:p>
      <text:p text:style-name="P22">For example, </text:p>
      <text:p text:style-name="P18"><text:span text:style-name="T7">if we are storing different places in a table, we can decide that locations with ZIP codes less than 10000 are stored in one table and places with ZIP codes greater than 10000 are stored in a separate table. This is also called a range based partitioning as we are storing different ranges of data in separate tables. </text:span><text:span text:style-name="T11">Horizontal partitioning is also called as Data Sharding.</text:span><text:span text:style-name="T10"> </text:span></text:p>
      <text:p text:style-name="P12"/>
      <text:p text:style-name="P11"><text:soft-page-break/></text:p>
      <text:p text:style-name="P11"/>
      <text:p text:style-name="P11"/>
      <text:p text:style-name="P3"><text:span text:style-name="T9">b</text:span><text:span text:style-name="T6">) </text:span><text:span text:style-name="T9">Vertic</text:span><text:span text:style-name="T6">al Partitioning :</text:span></text:p>
      <text:p text:style-name="P23">In this scheme, we divide our data to store tables related to a specific feature in their own server </text:p>
      <text:p text:style-name="P5"><text:span text:style-name="T6">I</text:span><text:span text:style-name="T5">f we want to store </text:span><text:bookmark-start text:name="__DdeLink__2104_2581167341"/><text:span text:style-name="T5">the</text:span><text:bookmark-end text:name="__DdeLink__2104_2581167341"/><text:span text:style-name="T5"> person information along with its DOB certificates Then we can store the personal information </text:span></text:p>
      <text:p text:style-name="P13"/>
      <text:p text:style-name="P13"/>
      <text:h text:style-name="P32" text:outline-level="2">What Is the Difference between Sharding and Partitioning?</text:h>
      <text:p text:style-name="P31">Sharding and partitioning are both about breaking up a large data set into smaller subsets. The difference is that sharding implies the data is spread across multiple computers while partitioning does not. Partitioning is about grouping subsets of data within a single database instance. In many cases, the terms sharding and partitioning are even used synonymously, especially when preceded by the terms “horizontal” and “vertical.” Thus, <text:span text:style-name="T1">“horizontal sharding” and “horizontal partitioning” can mean the same thing</text:span>.</text:p>
      <text:p text:style-name="P20"><text:line-break/></text:p>
      <text:p text:style-name="P13"/>
      <text:p text:style-name="P13"/>
      <text:p text:style-name="P26">Partitioning Criteria :</text:p>
      <text:p text:style-name="P19"><text:span text:style-name="T4">a. </text:span><text:span text:style-name="T3">Key or Hash-based partitioning </text:span></text:p>
      <text:p text:style-name="P7"><text:span text:style-name="T8">b. </text:span><text:span text:style-name="T5">List partitioning </text:span></text:p>
      <text:p text:style-name="P7"><text:span text:style-name="T8">c. </text:span><text:span text:style-name="T5">Round-robin partitioning </text:span></text:p>
      <text:p text:style-name="P7"><text:span text:style-name="T8">d. </text:span><text:span text:style-name="T5">Composite partitioning </text:span></text:p>
      <text:p text:style-name="P14"/>
      <text:p text:style-name="P15"/>
      <text:p text:style-name="P27">Common Problems of Data Partitioning </text:p>
      <text:p text:style-name="P28">a. Joins and Denormalization : </text:p>
      <text:p text:style-name="P29">Performing joins on a database which is running on one server is straightforward, but once a database is partitioned and spread across multiple machines it is often not feasible to perform joins <text:soft-page-break/>that span database partitions. </text:p>
      <text:p text:style-name="P29">Such joins will not be performance efficient since data has to be compiled from multiple servers. </text:p>
      <text:p text:style-name="P29">A common workaround for this problem is to denormalize the database so that queries that previously required joins can be performed from a single table. </text:p>
      <text:p text:style-name="P30"><text:span text:style-name="T17">Of course, the service now has to deal with all the perils of </text:span><text:span text:style-name="T18">de-normalization</text:span><text:span text:style-name="T17"> such as data inconsistency </text:span></text:p>
      <text:p text:style-name="P27"/>
      <text:p text:style-name="P27">b. Referential integrity </text:p>
      <text:p text:style-name="P25">As we saw that performing a cross- partition query on a partitioned database is not feasible, similarly, trying to enforce data integrity constraints such as foreign keys in a partitioned database can be extremely difficult. <text:s/>So we need to handle this at application level</text:p>
      <text:p text:style-name="P25"/>
      <text:p text:style-name="P24">c. Rebalancing </text:p>
      <text:p text:style-name="P25">If the load which is coming too big So we have to create more DB partitions or have to rebalance existing partitions, which means the partitioning scheme changed and all existing data moved to new locations. Doing this without incurring downtime is extremely difficult </text:p>
      <text:p text:style-name="P25"/>
      <text:p text:style-name="P27"/>
      <text:p text:style-name="P2"/>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DroidSerif" svg:font-family="Droid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4.2$MacOSX_X86_64 LibreOffice_project/60da17e045e08f1793c57c00ba83cdfce946d0aa</meta:generator>
    <dc:date>2021-04-20T19:38:40.300637878</dc:date>
    <meta:editing-duration>P1DT4H55M57S</meta:editing-duration>
    <meta:editing-cycles>84</meta:editing-cycles>
    <meta:document-statistic meta:table-count="0" meta:image-count="0" meta:object-count="0" meta:page-count="4" meta:paragraph-count="60" meta:word-count="811" meta:character-count="4946" meta:non-whitespace-character-count="4183"/>
  </office:meta>
</office:document-meta>
</file>